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v" fo:country="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ize="20pt" fo:language="sv" fo:country="SE" fo:font-weight="bold" style:font-size-asian="20pt" style:font-weight-asian="bold" style:font-size-complex="20pt"/>
    </style:style>
    <style:style style:name="P4" style:family="paragraph" style:parent-style-name="Standard">
      <style:text-properties style:font-name="Times New Roman" fo:font-size="18pt" fo:language="sv" fo:country="SE" fo:font-weight="bold" style:font-size-asian="18pt" style:font-weight-asian="bold"/>
    </style:style>
    <style:style style:name="P5" style:family="paragraph" style:parent-style-name="Standard">
      <style:text-properties style:font-name="Times New Roman" fo:language="sv" fo:country="SE"/>
    </style:style>
    <style:style style:name="P6" style:family="paragraph" style:parent-style-name="Standard">
      <style:paragraph-properties>
        <style:tab-stops>
          <style:tab-stop style:position="0.3937in"/>
        </style:tab-stops>
      </style:paragraph-properties>
      <style:text-properties style:font-name="Times New Roman" fo:language="sv" fo:country="SE"/>
    </style:style>
    <style:style style:name="P7" style:family="paragraph" style:parent-style-name="Standard">
      <style:paragraph-properties fo:margin-left="0in" fo:margin-right="0in" fo:text-indent="0.9055in" style:auto-text-indent="false"/>
    </style:style>
    <style:style style:name="P8" style:family="paragraph" style:parent-style-name="Standard" style:master-page-name="Standard">
      <style:paragraph-properties style:page-number="auto"/>
      <style:text-properties fo:language="sv" fo:country="SE"/>
    </style:style>
    <style:style style:name="P9" style:family="paragraph" style:parent-style-name="Heading_20_1">
      <style:text-properties fo:font-size="14pt" style:font-size-asian="14pt"/>
    </style:style>
    <style:style style:name="P10" style:family="paragraph" style:parent-style-name="Heading_20_1">
      <style:text-properties fo:font-size="18pt" style:font-size-asian="18pt"/>
    </style:style>
    <style:style style:name="T1" style:family="text">
      <style:text-properties fo:language="sv" fo:country="SE"/>
    </style:style>
    <style:style style:name="T2" style:family="text">
      <style:text-properties style:font-name="Times New Roman" fo:language="sv" fo:country="SE"/>
    </style:style>
    <style:style style:name="T3" style:family="text">
      <style:text-properties style:font-name="Times New Roman" fo:language="sv" fo:country="SE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/text:p>
      <text:p text:style-name="P1"/>
      <text:p text:style-name="P7"><text:span text:style-name="T1"><text:tab/><text:tab/><text:tab/><text:tab/><text:tab/></text:span><text:span text:style-name="T3">Bilaga 1</text:span></text:p>
      <text:p text:style-name="P1"/>
      <text:p text:style-name="P1"/>
      <text:h text:style-name="P9" text:outline-level="1"/>
      <text:h text:style-name="P10" text:outline-level="1">Skriftlig arbetsordning</text:h>
      <text:p text:style-name="P3"/>
      <text:p text:style-name="P4"/>
      <text:p text:style-name="P5">för styrelsen i Amber Biosciences AB, (org.nr. 556755-7763), fastställd vid styrelsemöte </text:p>
      <text:p text:style-name="P5">2010-</text:p>
      <text:p text:style-name="P5"/>
      <text:p text:style-name="P5"/>
      <text:h text:style-name="Heading_20_1" text:outline-level="1"/>
      <text:p text:style-name="P1"/>
      <text:h text:style-name="Heading_20_1" text:outline-level="1"/>
      <text:h text:style-name="Heading_20_1" text:outline-level="1">Arbetsfördelning mellan styrelseledamöter</text:h>
      <text:p text:style-name="P5">Styrelsen har beslutat att inte fördela arbetet mellan styrelsens ledamöter, utan</text:p>
      <text:p text:style-name="P5">ledamöterna Ann-Sofie Albrekt och Morten Krogh deltar i och ansvarar för alla frågor i samma omfattning.</text:p>
      <text:p text:style-name="P5"/>
      <text:p text:style-name="P5"/>
      <text:p text:style-name="P5"/>
      <text:h text:style-name="Heading_20_1" text:outline-level="1"/>
      <text:h text:style-name="Heading_20_1" text:outline-level="1"/>
      <text:h text:style-name="Heading_20_1" text:outline-level="1">Sammanträden</text:h>
      <text:p text:style-name="Standard"><text:span text:style-name="T2">Styrelsen skall hålla konstituerand</text:span><text:span text:style-name="T2">e sammanträde omedelbart efter årsstämman.</text:span></text:p>
      <text:p text:style-name="P5">Därutöver skall styrelsen sammanträda minst 1 gång per år eller vid behov.</text:p>
      <text:p text:style-name="P5"/>
      <text:p text:style-name="P6"/>
      <text:p text:style-name="P6"/>
      <text:p text:style-name="P6"/>
      <text:p text:style-name="P6"/>
      <text:h text:style-name="Heading_20_1" text:outline-level="1">Suppleanternas närvaro och deltagande i styrelsens arbete</text:h>
      <text:p text:style-name="Standard"><text:span text:style-name="T2">Eventuell </text:span><text:span text:style-name="T2">suppleant till styrelseledamot kallas till sammanträde endast vid förfall</text:span></text:p>
      <text:p text:style-name="P2">av styrelseledamot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ourier New" fo:font-size="12pt" fo:language="en" fo:country="GB" style:font-name-asian="Times New Roman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language="sv" fo:country="SE" fo:font-weight="bold" style:font-weight-asian="bold"/>
    </style:style>
    <style:style style:name="Standardstycketeckensnit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éne Selsmark.</meta:initial-creator>
    <meta:creation-date>2001-06-05T09:46:00</meta:creation-date>
    <dc:date>2010-08-03T11:19:49</dc:date>
    <meta:print-date>2007-11-20T11:49:00</meta:print-date>
    <meta:editing-cycles>17</meta:editing-cycles>
    <meta:editing-duration>PT00H10M47S</meta:editing-duration>
    <meta:generator>OpenOffice.org/3.2$Unix OpenOffice.org_project/320m12$Build-9483</meta:generator>
    <meta:document-statistic meta:table-count="0" meta:image-count="0" meta:object-count="0" meta:page-count="1" meta:paragraph-count="14" meta:word-count="86" meta:character-count="679"/>
    <dc:creator>Morten Krogh</dc:creator>
  </office:meta>
</office:document-meta>
</file>